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428in"/>
    </style:style>
    <style:style style:name="co10" style:family="table-column">
      <style:table-column-properties fo:break-before="auto" style:column-width="0.4492in"/>
    </style:style>
    <style:style style:name="co11" style:family="table-column">
      <style:table-column-properties fo:break-before="auto" style:column-width="0.4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Input Image Left</text:p>
          </table:table-cell>
          <table:table-cell office:value-type="string">
            <text:p>Input Image Right</text:p>
          </table:table-cell>
          <table:table-cell/>
          <table:table-cell office:value-type="string">
            <text:p>Lukas</text:p>
          </table:table-cell>
          <table:table-cell office:value-type="string">
            <text:p>Leo</text:p>
          </table:table-cell>
          <table:table-cell office:value-type="string">
            <text:p>Jan</text:p>
          </table:table-cell>
          <table:table-cell office:value-type="string">
            <text:p>Malte</text:p>
          </table:table-cell>
          <table:table-cell office:value-type="string">
            <text:p>Nele</text:p>
          </table:table-cell>
          <table:table-cell office:value-type="string">
            <text:p>Luna</text:p>
          </table:table-cell>
          <table:table-cell office:value-type="string">
            <text:p>Niko</text:p>
          </table:table-cell>
          <table:table-cell office:value-type="string">
            <text:p>Jelde</text:p>
          </table:table-cell>
          <table:table-cell office:value-type="string">
            <text:p>Jerrit</text:p>
          </table:table-cell>
          <table:table-cell office:value-type="string">
            <text:p>Tjark</text:p>
          </table:table-cell>
          <table:table-cell office:value-type="string">
            <text:p>Lena</text:p>
          </table:table-cell>
          <table:table-cell office:value-type="string">
            <text:p>Julius</text:p>
          </table:table-cell>
          <table:table-cell office:value-type="string">
            <text:p>Lukas</text:p>
          </table:table-cell>
          <table:table-cell office:value-type="string">
            <text:p>Nick</text:p>
          </table:table-cell>
          <table:table-cell office:value-type="string">
            <text:p>Martha</text:p>
          </table:table-cell>
          <table:table-cell/>
          <table:table-cell office:value-type="string">
            <text:p>Winner</text:p>
          </table:table-cell>
          <table:table-cell office:value-type="string">
            <text:p>Absolut</text:p>
          </table:table-cell>
          <table:table-cell office:value-type="string">
            <text:p>Percantage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number-columns-repeated="15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string">
            <text:p>46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15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number-columns-repeated="15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5">11/15/2025</text:date>, <text:time>14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5T14:42:15.85</meta:creation-date>
    <dc:date>2025-11-15T14:44:57.74</dc:date>
    <meta:editing-duration>PT1M54S</meta:editing-duration>
    <meta:editing-cycles>2</meta:editing-cycles>
    <meta:generator>OpenOffice/4.1.15$Win32 OpenOffice.org_project/4115m2$Build-9813</meta:generator>
    <meta:document-statistic meta:table-count="1" meta:cell-count="231" meta:object-count="0"/>
  </office:meta>
</office:document-meta>
</file>